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E0000002802F05674413052CE.png" manifest:media-type="image/png"/>
  <manifest:file-entry manifest:full-path="Pictures/10000000000003A000000024A392A16271F2CB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ae1b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7 - Configuración flujo reposición<text:span text:style-name="T1">_Andrés Fernández Pereira</text:span></text:p>
      <text:p text:style-name="P2"/>
      <text:p text:style-name="P1">Configuración del flujo de reposición de productos</text:p>
      <text:p text:style-name="Standard"/>
      <text:p text:style-name="Standard"><text:span text:style-name="T1">1- </text:span>Siguiendo la guía oficial de Odoo del módulo de compras, configura un flujo de reposición </text:p>
      <text:p text:style-name="Standard">para un producto de tu elección.</text:p>
      <text:p text:style-name="Standard"/>
      <text:p text:style-name="Standard">Pasos para realizar la tarea:</text:p>
      <text:p text:style-name="Standard"> Stock mínimo de 6 productos</text:p>
      <text:p text:style-name="Standard"><draw:frame draw:style-name="fr1" draw:name="Imaxe1" text:anchor-type="char" svg:width="17cm" svg:height="0.818cm" draw:z-index="0"><draw:image xlink:href="Pictures/100000000000033E0000002802F05674413052CE.png" xlink:type="simple" xlink:show="embed" xlink:actuate="onLoad" draw:mime-type="image/png"/></draw:frame></text:p>
      <text:p text:style-name="Standard"/>
      <text:p text:style-name="Standard"> Configura una advertencia al comprarle a un distribuidor</text:p>
      <text:p text:style-name="Standard"/>
      <text:p text:style-name="Standard"/>
      <text:p text:style-name="Standard"><draw:frame draw:style-name="fr1" draw:name="Imaxe2" text:anchor-type="char" svg:width="17cm" svg:height="0.658cm" draw:z-index="1"><draw:image xlink:href="Pictures/10000000000003A000000024A392A16271F2CB3B.png" xlink:type="simple" xlink:show="embed" xlink:actuate="onLoad" draw:mime-type="image/png"/></draw:frame></text:p>
      <text:p text:style-name="Standard">Entregar un documento en donde se adjuntarán capturas de pantalla de cada uno de </text:p>
      <text:p text:style-name="Standard">los pasos de la tarea donde se vean las configuraciones solicitad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9:55:56.872000000</meta:creation-date>
    <dc:date>2024-01-12T20:15:30.825000000</dc:date>
    <meta:editing-duration>PT19M34S</meta:editing-duration>
    <meta:editing-cycles>1</meta:editing-cycles>
    <meta:document-statistic meta:table-count="0" meta:image-count="2" meta:object-count="0" meta:page-count="1" meta:paragraph-count="9" meta:word-count="81" meta:character-count="504" meta:non-whitespace-character-count="430"/>
    <meta:generator>LibreOffice/7.5.3.2$Windows_X86_64 LibreOffice_project/9f56dff12ba03b9acd7730a5a481eea045e468f3</meta:generator>
  </office:meta>
</office:document-meta>
</file>